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397cm" fo:line-height="150%" fo:text-align="justify" style:justify-single-word="false" fo:orphans="2" fo:widows="2" fo:text-indent="0cm" style:auto-text-indent="false" fo:padding="0cm" fo:border="none"/>
      <style:text-properties fo:font-variant="normal" fo:text-transform="none" fo:color="#444444" fo:letter-spacing="normal"/>
    </style:style>
    <style:style style:name="P2" style:family="paragraph" style:parent-style-name="Text_20_body">
      <style:paragraph-properties fo:margin-left="0cm" fo:margin-right="0cm" fo:margin-top="0cm" fo:margin-bottom="0.397cm" fo:line-height="150%" fo:text-align="justify" style:justify-single-word="false" fo:orphans="2" fo:widows="2" fo:text-indent="0cm" style:auto-text-indent="false" fo:padding="0cm" fo:border="none"/>
      <style:text-properties fo:font-variant="normal" fo:text-transform="none" fo:color="#444444" style:font-name="Arial1" fo:font-size="10.5pt" fo:letter-spacing="normal" fo:font-style="normal" fo:font-weight="normal"/>
    </style:style>
    <style:style style:name="P3" style:family="paragraph" style:parent-style-name="Text_20_body">
      <style:paragraph-properties fo:margin-left="0cm" fo:margin-right="0cm" fo:margin-top="0cm" fo:margin-bottom="0cm" fo:line-height="150%" fo:text-align="justify" style:justify-single-word="false" fo:orphans="2" fo:widows="2" fo:text-indent="0cm" style:auto-text-indent="false" fo:padding="0cm" fo:border="none"/>
    </style:style>
    <style:style style:name="T1" style:family="text">
      <style:text-properties fo:font-variant="normal" fo:text-transform="none" fo:color="#444444" style:text-line-through-style="none" style:font-name="Arial1" fo:font-size="10.5pt" fo:letter-spacing="normal" fo:font-style="normal" style:text-underline-style="none" fo:font-weight="normal" style:text-blinking="false"/>
    </style:style>
    <style:style style:name="T2" style:family="text">
      <style:text-properties fo:font-variant="normal" fo:text-transform="none" fo:color="#f1284e" style:text-line-through-style="none" style:font-name="Arial1" fo:font-size="10.5pt" fo:letter-spacing="normal" fo:font-style="normal" style:text-underline-style="none" fo:font-weight="normal" style:text-blink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Quand on est milliardaire et que l'on est pas content de quelque chose, on se retrouvre très vite à payer pour une solution, c'est en tout cas ce qu'à fait Elon Musk qui, n'en pouvant plus de se retrouver coincé dans les embouteillages, a décidé de créer une entreprise qui aurait pour but de construire d'immenses tunnels pour faciliter la circulation</text:span><text:span text:style-name="T2">.</text:span></text:p>
      <text:p text:style-name="P1"/>
      <text:p text:style-name="P2">The Boring Company est né en décembre 2016, et le mardi 18 décembre 2018, Musk a inauguré officiellement son premier tunnel d’essai sous le siège de SpaceX à Hawthorne, dans le sud de la Californie, où se trouve également le siège de The Boring Compagny.</text:p>
      <text:p text:style-name="P2">Le tunnel fait 2,3 kilomètres de long et 4,3 mètres de large. Sa construction aura coûté la modique somme de 10 millions de dollars. L'équivalent de trois quignons de pains pour Elon Musk.</text:p>
      <text:p text:style-name="P2"/>
      <text:p text:style-name="P2">Ce tunnel fonctionnera grâce à un système patins électriques innovants pouvant déplacer les voitures jusqu’à une vitesse de 241 kilomètres par heure.</text:p>
      <text:p text:style-name="P2">Cependant, pour l’instant, les véhicules utilisent des « roues de suivi », des galets qui sont mis à l’avant du véhicule et qui le maintiennent sur la voie à sens unique du tunnel.</text:p>
      <text:p text:style-name="P2">Avant l’inauguration du tunnel, Elon Musk a posté l’image d’une Tesla Model X qui emprunte le tunnel. Le PDG a ensuite précisé que tout véhicule électrique autonome, c’est-à-dire pas obligatoirement les voitures Tesla, pouvaient utiliser ce système moyennant un coût quand même important compris entre 200 à 300 dollars.</text:p>
      <text:p text:style-name="P2">Ayant testé ce tunnel, certaines personnes se sont plaint du mal du transport.</text:p>
      <text:p text:style-name="P2">Selon l’Associated Press, Musk a expliqué que c’est dû au fait que son équipe a manqué de temps pour peaufiner les travaux. Il a cependant promis que la voie serait « lisse comme du verre » une fois que le tunnel serait pleinement opérationnel.</text:p>
      <text:p text:style-name="P2">En marge de ce premier tunnel d’essai, The Boring Company a aussi conclu un contrat avec le Chicago Infrastructure Trust pour qui la société devra construire un système de déplacement rapide depuis le centre ville vers l’aéroport international de Chicago.</text:p>
      <text:p text:style-name="P2">En tout cas, Elon Musk ne compte pas limiter ses ambitions de construction aux villes de Hawthorne et de Chicago. Il a effectivement pour projet d’étendre ses plans à travers tout Los Angeles en reliant les quartiers ouest au Dodger Stadium, Washington DC et le Marylan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ias Van Droogenbroeck</meta:initial-creator>
    <meta:creation-date>2018-12-30T16:51:01.22</meta:creation-date>
    <meta:document-statistic meta:table-count="0" meta:image-count="0" meta:object-count="0" meta:page-count="1" meta:paragraph-count="10" meta:word-count="386" meta:character-count="2292"/>
    <dc:date>2018-12-30T17:16:03.20</dc:date>
    <dc:creator>Josias Van Droogenbroeck</dc:creator>
    <meta:editing-duration>PT9M51S</meta:editing-duration>
    <meta:editing-cycles>1</meta:editing-cycles>
    <meta:generator>OpenOffice/4.1.3$Win32 OpenOffice.org_project/413m1$Build-9783</meta:generator>
  </office:meta>
</office:document-meta>
</file>